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T14" style:parent-style-name="DefaultParagraphFont" style:family="text">
      <style:text-properties fo:font-size="30.5pt" style:font-size-asian="30.5pt" style:font-size-complex="30.5pt"/>
    </style:style>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style:style style:name="P31" style:parent-style-name="ListParagraph" style:list-style-name="LFO2" style:family="paragraph"/>
    <style:style style:name="P32" style:parent-style-name="ListParagraph" style:list-style-name="LFO2" style:family="paragraph"/>
    <style:style style:name="P33" style:parent-style-name="ListParagraph" style:list-style-name="LFO2" style:family="paragraph"/>
    <style:style style:name="P34" style:parent-style-name="ListParagraph" style:list-style-name="LFO2" style:family="paragraph"/>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3" style:family="paragraph"/>
    <style:style style:name="P43" style:parent-style-name="ListParagraph" style:list-style-name="LFO3" style:family="paragraph"/>
    <style:style style:name="P44" style:parent-style-name="ListParagraph" style:list-style-name="LFO3" style:family="paragraph"/>
    <style:style style:name="P45" style:parent-style-name="ListParagraph" style:list-style-name="LFO3" style:family="paragraph"/>
    <style:style style:name="P46" style:parent-style-name="ListParagraph" style:list-style-name="LFO3" style:family="paragraph"/>
    <style:style style:name="P47" style:parent-style-name="ListParagraph" style:list-style-name="LFO3" style:family="paragraph"/>
    <style:style style:name="P48" style:parent-style-name="ListParagraph" style:list-style-name="LFO3" style:family="paragraph"/>
    <style:style style:name="P49" style:parent-style-name="ListParagraph" style:list-style-name="LFO3" style:family="paragraph"/>
    <style:style style:name="P50" style:parent-style-name="ListParagraph" style:list-style-name="LFO3" style:family="paragraph"/>
    <style:style style:name="P51" style:parent-style-name="ListParagraph" style:list-style-name="LFO3" style:family="paragraph"/>
    <style:style style:name="P52" style:parent-style-name="ListParagraph" style:list-style-name="LFO3" style:family="paragraph"/>
    <style:style style:name="P53" style:parent-style-name="ListParagraph" style:list-style-name="LFO3" style:family="paragraph"/>
    <style:style style:name="P54" style:parent-style-name="ListParagraph" style:list-style-name="LFO3" style:family="paragraph"/>
    <style:style style:name="P55" style:parent-style-name="ListParagraph" style:list-style-name="LFO3" style:family="paragraph"/>
    <style:style style:name="P56" style:parent-style-name="ListParagraph" style:list-style-name="LFO3" style:family="paragraph"/>
    <style:style style:name="P57" style:parent-style-name="ListParagraph" style:list-style-name="LFO4" style:family="paragraph"/>
    <style:style style:name="P58" style:parent-style-name="ListParagraph" style:list-style-name="LFO4" style:family="paragraph"/>
    <style:style style:name="P59" style:parent-style-name="ListParagraph" style:list-style-name="LFO4" style:family="paragraph"/>
    <style:style style:name="P60" style:parent-style-name="ListParagraph" style:list-style-name="LFO4" style:family="paragraph"/>
    <style:style style:name="P61" style:parent-style-name="ListParagraph" style:list-style-name="LFO4" style:family="paragraph"/>
    <style:style style:name="P62" style:parent-style-name="ListParagraph" style:list-style-name="LFO4" style:family="paragraph"/>
    <style:style style:name="P63" style:parent-style-name="ListParagraph" style:list-style-name="LFO4" style:family="paragraph"/>
    <style:style style:name="P64" style:parent-style-name="ListParagraph" style:list-style-name="LFO4" style:family="paragraph"/>
    <style:style style:name="P65" style:parent-style-name="ListParagraph" style:list-style-name="LFO4" style:family="paragraph"/>
    <style:style style:name="P66" style:parent-style-name="ListParagraph" style:list-style-name="LFO4" style:family="paragraph"/>
    <style:style style:name="P67" style:parent-style-name="ListParagraph" style:list-style-name="LFO4" style:family="paragraph"/>
    <style:style style:name="P68" style:parent-style-name="ListParagraph" style:list-style-name="LFO4" style:family="paragraph"/>
    <style:style style:name="P69" style:parent-style-name="ListParagraph" style:list-style-name="LFO4" style:family="paragraph"/>
    <style:style style:name="P70" style:parent-style-name="ListParagraph" style:list-style-name="LFO4" style:family="paragraph"/>
    <style:style style:name="P71" style:parent-style-name="ListParagraph" style:list-style-name="LFO4" style:family="paragraph"/>
    <style:style style:name="P72" style:parent-style-name="ListParagraph" style:list-style-name="LFO4" style:family="paragraph"/>
    <style:style style:name="P73" style:parent-style-name="ListParagraph" style:list-style-name="LFO4" style:family="paragraph"/>
    <style:style style:name="P74" style:parent-style-name="ListParagraph" style:list-style-name="LFO4" style:family="paragraph"/>
    <style:style style:name="P75" style:parent-style-name="ListParagraph" style:list-style-name="LFO4" style:family="paragraph"/>
    <style:style style:name="P76" style:parent-style-name="ListParagraph" style:list-style-name="LFO4" style:family="paragraph"/>
    <style:style style:name="P77" style:parent-style-name="ListParagraph" style:list-style-name="LFO4" style:family="paragraph"/>
    <style:style style:name="P78" style:parent-style-name="ListParagraph" style:list-style-name="LFO4" style:family="paragraph"/>
    <style:style style:name="P79" style:parent-style-name="ListParagraph" style:list-style-name="LFO4" style:family="paragraph"/>
    <style:style style:name="P80" style:parent-style-name="ListParagraph" style:list-style-name="LFO4" style:family="paragraph"/>
    <style:style style:name="P81" style:parent-style-name="ListParagraph" style:list-style-name="LFO4" style:family="paragraph"/>
    <style:style style:name="P82" style:parent-style-name="ListParagraph" style:list-style-name="LFO4" style:family="paragraph"/>
    <style:style style:name="P83" style:parent-style-name="ListParagraph" style:list-style-name="LFO4" style:family="paragraph"/>
    <style:style style:name="P84" style:parent-style-name="ListParagraph" style:list-style-name="LFO4" style:family="paragraph"/>
    <style:style style:name="T85" style:parent-style-name="DefaultParagraphFont" style:family="text">
      <style:text-properties fo:language="en" fo:country="US"/>
    </style:style>
    <style:style style:name="P86" style:parent-style-name="ListParagraph" style:list-style-name="LFO4" style:family="paragraph"/>
    <style:style style:name="P87" style:parent-style-name="ListParagraph" style:list-style-name="LFO4" style:family="paragraph"/>
    <style:style style:name="P88" style:parent-style-name="ListParagraph" style:list-style-name="LFO4" style:family="paragraph"/>
    <style:style style:name="P89" style:parent-style-name="ListParagraph" style:list-style-name="LFO4" style:family="paragraph"/>
    <style:style style:name="P90" style:parent-style-name="ListParagraph" style:list-style-name="LFO4" style:family="paragraph"/>
    <style:style style:name="P91" style:parent-style-name="ListParagraph" style:list-style-name="LFO4" style:family="paragraph"/>
    <style:style style:name="P92" style:parent-style-name="ListParagraph" style:list-style-name="LFO4" style:family="paragraph"/>
    <style:style style:name="P93" style:parent-style-name="ListParagraph" style:list-style-name="LFO4" style:family="paragraph"/>
    <style:style style:name="P94" style:parent-style-name="ListParagraph" style:list-style-name="LFO4" style:family="paragraph"/>
    <style:style style:name="P95" style:parent-style-name="ListParagraph" style:list-style-name="LFO4" style:family="paragraph"/>
    <style:style style:name="P96" style:parent-style-name="ListParagraph" style:list-style-name="LFO5" style:family="paragraph"/>
    <style:style style:name="P97" style:parent-style-name="ListParagraph" style:list-style-name="LFO5" style:family="paragraph">
      <style:paragraph-properties fo:margin-bottom="0in" fo:line-height="100%"/>
      <style:text-properties style:font-name="Times New Roman" style:font-name-asian="Times New Roman" fo:font-size="12pt" style:font-size-asian="12pt" style:font-size-complex="12pt" style:language-asian="cs" style:country-asian="CZ"/>
    </style:style>
    <style:style style:name="P98" style:parent-style-name="ListParagraph" style:list-style-name="LFO5" style:family="paragraph"/>
    <style:style style:name="T99" style:parent-style-name="DefaultParagraphFont" style:family="text">
      <style:text-properties style:font-name="Times New Roman" style:font-name-asian="Times New Roman" fo:font-size="12pt" style:font-size-asian="12pt" style:font-size-complex="12pt" style:language-asian="cs" style:country-asian="CZ"/>
    </style:style>
    <style:style style:name="T100" style:parent-style-name="DefaultParagraphFont" style:family="text">
      <style:text-properties style:font-name="Times New Roman" style:font-name-asian="Times New Roman" fo:font-size="12pt" style:font-size-asian="12pt" style:font-size-complex="12pt" style:language-asian="cs" style:country-asian="CZ"/>
    </style:style>
    <style:style style:name="P101" style:parent-style-name="Normal" style:list-style-name="LFO5" style:family="paragraph">
      <style:paragraph-properties style:vertical-align="auto" fo:margin-top="0.0694in" fo:margin-bottom="0.1666in" fo:line-height="100%"/>
      <style:text-properties style:font-name="Times New Roman" style:font-name-asian="Times New Roman" fo:font-size="12pt" style:font-size-asian="12pt" style:font-size-complex="12pt" style:language-asian="cs" style:country-asian="CZ" fo:hyphenate="true"/>
    </style:style>
    <style:style style:name="P102" style:parent-style-name="Normal" style:list-style-name="LFO5"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03" style:parent-style-name="Normal" style:list-style-name="LFO5" style:family="paragraph">
      <style:paragraph-properties style:vertical-align="auto" fo:margin-top="0.0694in" fo:margin-bottom="0.1666in" fo:line-height="100%"/>
      <style:text-properties style:font-name="Times New Roman" style:font-name-asian="Times New Roman" fo:font-size="12pt" style:font-size-asian="12pt" style:font-size-complex="12pt" style:language-asian="cs" style:country-asian="CZ" fo:hyphenate="true"/>
    </style:style>
    <style:style style:name="P104" style:parent-style-name="Normal" style:list-style-name="LFO5" style:family="paragraph">
      <style:paragraph-properties style:vertical-align="auto" fo:margin-top="0.0694in" fo:margin-bottom="0.1666in" fo:line-height="100%"/>
      <style:text-properties style:font-name="Times New Roman" style:font-name-asian="Times New Roman" fo:font-size="12pt" style:font-size-asian="12pt" style:font-size-complex="12pt" style:language-asian="cs" style:country-asian="CZ" fo:hyphenate="true"/>
    </style:style>
    <style:style style:name="P105" style:parent-style-name="Normal" style:list-style-name="LFO5" style:family="paragraph">
      <style:paragraph-properties style:vertical-align="auto" fo:margin-top="0.0694in" fo:margin-bottom="0.1666in" fo:line-height="100%"/>
      <style:text-properties style:font-name="Times New Roman" style:font-name-asian="Times New Roman" fo:font-size="12pt" style:font-size-asian="12pt" style:font-size-complex="12pt" style:language-asian="cs" style:country-asian="CZ" fo:hyphenate="true"/>
    </style:style>
    <style:style style:name="P106" style:parent-style-name="Normal" style:list-style-name="LFO5"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07"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08"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09"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1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11"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style:style style:name="P11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office:automatic-styles>
  <office:body>
    <office:text text:use-soft-page-breaks="true">
      <text:list text:style-name="LFO1" text:continue-numbering="true">
        <text:list-item>
          <text:p text:style-name="P1">musíme o lidech uvažovat nikoli na základě výkonu, ale z hlediska jejich potenciálu</text:p>
        </text:list-item>
        <text:list-item>
          <text:p text:style-name="P2">osvojit si optimističtější představu o skrytém, nevyužitém potenciálu lidí</text:p>
        </text:list-item>
        <text:list-item>
          <text:p text:style-name="P3">většinou není problém v motivaci – mysl sabotuje naše aspirations – stop<text:s/>thinking – nechytejte se návnady a ignorujte mysl</text:p>
        </text:list-item>
        <text:list-item>
          <text:p text:style-name="P4">konkrétní plán související s dlouhodobým cílem</text:p>
        </text:list-item>
        <text:list-item>
          <text:p text:style-name="P5">act like you are motivated</text:p>
        </text:list-item>
        <text:list-item>
          <text:p text:style-name="P6">set a large specific goal + reasons</text:p>
        </text:list-item>
        <text:list-item>
          <text:p text:style-name="P7">do something small and creaate a flow</text:p>
        </text:list-item>
        <text:list-item>
          <text:p text:style-name="P8">toughest task first</text:p>
        </text:list-item>
        <text:list-item>
          <text:p text:style-name="P9">write down your successes</text:p>
        </text:list-item>
        <text:list-item>
          <text:p text:style-name="P10">don’t fear failure</text:p>
          <text:list text:continue-numbering="true">
            <text:list-item>
              <text:p text:style-name="P11">redefine it as feedback as its natural part of successful life</text:p>
            </text:list-item>
          </text:list>
        </text:list-item>
        <text:list-item>
          <text:p text:style-name="P12">figure out why you’re doing something</text:p>
        </text:list-item>
        <text:list-item>
          <text:p text:style-name="P13">break down task or project into small steps</text:p>
        </text:list-item>
      </text:list>
      <text:p text:style-name="Normal"><text:span text:style-name="T14">Principles of Usability</text:span>ISO 9241 Efficiency Ease of learn Satisfaction</text:p>
      <text:p text:style-name="Normal">Jak zjednodušit a zpomalit život –<text:s/>Brooke McAlary</text:p>
      <text:list text:style-name="LFO2" text:continue-numbering="true">
        <text:list-item>
          <text:p text:style-name="P15">soustřeďte se pouze na jeden úkol</text:p>
        </text:list-item>
        <text:list-item>
          <text:p text:style-name="P16">odpojte se</text:p>
        </text:list-item>
        <text:list-item>
          <text:p text:style-name="P17">vyprázdněte mysl</text:p>
          <text:list text:continue-numbering="true">
            <text:list-item>
              <text:p text:style-name="P18">sheet list</text:p>
              <text:list text:continue-numbering="true">
                <text:list-item>
                  <text:p text:style-name="P19">úklid v mozku – všechny myšlenky, které nám běží hlavou hodíme na papír</text:p>
                </text:list-item>
                <text:list-item>
                  <text:p text:style-name="P20">ráno nebo večer</text:p>
                </text:list-item>
                <text:list-item>
                  <text:p text:style-name="P21">zapsat</text:p>
                  <text:list text:continue-numbering="true">
                    <text:list-item>
                      <text:p text:style-name="P22">vše co si potřebuji zapamatovat</text:p>
                    </text:list-item>
                    <text:list-item>
                      <text:p text:style-name="P23">úkoly, které musím dokončit</text:p>
                    </text:list-item>
                    <text:list-item>
                      <text:p text:style-name="P24">promlémy, které vás trápí</text:p>
                    </text:list-item>
                    <text:list-item>
                      <text:p text:style-name="P25">možná řešení</text:p>
                    </text:list-item>
                    <text:list-item>
                      <text:p text:style-name="P26">seznam potravin</text:p>
                    </text:list-item>
                    <text:list-item>
                      <text:p text:style-name="P27">naplánnované akce a události</text:p>
                    </text:list-item>
                    <text:list-item>
                      <text:p text:style-name="P28">oblečení, které i chci vzít na sebe</text:p>
                    </text:list-item>
                    <text:list-item>
                      <text:p text:style-name="P29">domácí práce</text:p>
                    </text:list-item>
                  </text:list>
                </text:list-item>
                <text:list-item>
                  <text:p text:style-name="P30">formulace nápadů</text:p>
                </text:list-item>
              </text:list>
            </text:list-item>
          </text:list>
        </text:list-item>
        <text:list-item>
          <text:p text:style-name="P31">tři úkoly za den</text:p>
          <text:list text:continue-numbering="true">
            <text:list-item>
              <text:p text:style-name="P32">staré úkoly zpochybňují úsilí a připomíná, že jste neefektivní</text:p>
            </text:list-item>
            <text:list-item>
              <text:p text:style-name="P33">nesepisovat s očekáváním,<text:s/>že je splníme</text:p>
            </text:list-item>
            <text:list-item>
              <text:p text:style-name="P34">ze seznamu vybrat každý den 3 úkoly</text:p>
              <text:list text:continue-numbering="true">
                <text:list-item>
                  <text:p text:style-name="P35">priority + rozdělení seznamů</text:p>
                </text:list-item>
              </text:list>
            </text:list-item>
          </text:list>
        </text:list-item>
        <text:list-item>
          <text:p text:style-name="P36">rytmus</text:p>
          <text:list text:continue-numbering="true">
            <text:list-item>
              <text:p text:style-name="P37">ranní</text:p>
            </text:list-item>
            <text:list-item>
              <text:p text:style-name="P38">večerní<text:s/></text:p>
            </text:list-item>
            <text:list-item>
              <text:p text:style-name="P39">každodenní</text:p>
            </text:list-item>
          </text:list>
        </text:list-item>
        <text:list-item>
          <text:p text:style-name="P40">zpětná vazba</text:p>
          <text:list text:continue-numbering="true">
            <text:list-item>
              <text:p text:style-name="P41">dokonalé rovnováhy nelze dosáhnout</text:p>
            </text:list-item>
          </text:list>
        </text:list-item>
      </text:list>
      <text:p text:style-name="Normal"/>
      <text:p text:style-name="Normal">vstupní test</text:p>
      <text:p text:style-name="Normal"/>
      <text:p text:style-name="Normal">nereagujte pouze na podněty z okolí, vytvářejte proaktivně svůj den</text:p>
      <text:p text:style-name="Normal"><text:a xlink:href="https://www.usingomnifocus.com/2019/07/realizing-the-gtd-dream-app/" office:target-frame-name="_top" xlink:show="replace"><text:span text:style-name="Hyperlink">https://www.usingomnifocus.com/2019/07/realizing-the-gtd-dream-app/</text:span></text:a></text:p>
      <text:p text:style-name="Normal">“Default de-briefing process weekly (can customize) keeps life current and head clear”</text:p>
      <text:p text:style-name="Normal">However, the “head<text:s/>clear” aspect is not necessarily about any software. Getting to a clear mind is about feeling that the things that are important to you will be where you need them, where you need them, and useful when encountered (i.e. you won’t be swamped by other tasks<text:s/>or notifications at that time). In this way, it is important that you have an overall system you can trust. In other words, trust is more about self-reflection than it is about any particular software. Of course, some software may lend itself to be more trustworthy in its ability and reliability than others.</text:p>
      <text:p text:style-name="Normal">Customize list sorting (due date, priority, project, age, size, personal vs professional, et.c)</text:p>
      <text:p text:style-name="Normal">I personally avoid direct prioritization as I find that reality changes too quickly for me to reliably decide on more than a next action. Instead, I’ll orchestrate a limited number of habits that I feel I can reasonably accomplish and focus on them one at a time.</text:p>
      <text:p text:style-name="Normal">Cross reference projects to related actions with waiting for, reference, people, dates, meetings,<text:s/>etc.</text:p>
      <text:p text:style-name="NormalWeb">Decision-making and Drawing? Expert System Assistance Built-in</text:p>
      <text:p text:style-name="NormalWeb">I imagine what Allen is referring to is a sort of guidance by the computer. For example, later he describes prompting through the decision tree of sorting at the Inbox.</text:p>
      <text:p text:style-name="NormalWeb">Decisions can be assisted with questions and checklists, depending upon the types of decisions being made.</text:p>
      <text:p text:style-name="NormalWeb"/>
      <text:p text:style-name="Normal">Global Search</text:p>
      <text:p text:style-name="NormalWeb">Gateway to all other software</text:p>
      <text:p text:style-name="NormalWeb">I’m unclear as to what this means. However, one can link to any application in the mac ecosystem. Plus, with the addition of a web based interface, OmniFocus can now exist, at least in a limited form, on a Windows or Linux computer.</text:p>
      <text:p text:style-name="NormalWeb">Allows free-flowing thinking while tracking toward closure</text:p>
      <text:p text:style-name="Normal">The more free-form the thought, the less structured the system needs to be. Simple pen<text:s/>and paper affords the best free-form system.</text:p>
      <text:p text:style-name="Normal">Rules-based customizing (e.g. every AA flight scheduled, schedule 72 hr upgrade).</text:p>
      <text:p text:style-name="Normal">Prints any views in any hard-copy format (e.g. by meeting, person, dates, project).</text:p>
      <text:p text:style-name="Normal">Generates complete hard-copy systems with up-to-the-second lists and data</text:p>
      <text:p text:style-name="Normal">Tag any file/location/activities → in-basket to ensure later closure (or make any note)</text:p>
      <text:p text:style-name="Normal">Alarm</text:p>
      <text:p text:style-name="Normal"/>
      <text:p text:style-name="Normal">Myšlenkový graf – Tony Buzan</text:p>
      <text:list text:style-name="LFO3" text:continue-numbering="true">
        <text:list-item>
          <text:p text:style-name="P42">efekt primárnosti</text:p>
          <text:list text:continue-numbering="true">
            <text:list-item>
              <text:p text:style-name="P43">„Počátek práce je její nejdůležitější část.“ – Platón</text:p>
            </text:list-item>
            <text:list-item>
              <text:p text:style-name="P44">pokud je na počátku problém – „příjemné rozehřívací aktivity“</text:p>
            </text:list-item>
            <text:list-item>
              <text:p text:style-name="P45">„Máte jen pár vteřin na to, abyste zaujali pozornost publika a jen pát minut na to, abyste si ji udrželi.“ – John Medina</text:p>
            </text:list-item>
          </text:list>
        </text:list-item>
        <text:list-item>
          <text:p text:style-name="P46">vzdělávejte se minimálně v jedné nové oblasti ročně – rozšíření sítě asociací a představivosti</text:p>
        </text:list-item>
        <text:list-item>
          <text:p text:style-name="P47">začněte se věnovat svým vysněným koníčkům – okořenění života</text:p>
        </text:list-item>
        <text:list-item>
          <text:p text:style-name="P48">uchovávejte otevřenou mysl (všechno je propojeno se vším)</text:p>
        </text:list-item>
        <text:list-item>
          <text:p text:style-name="P49">„Pokud budete mít svůj život a čas pod kontrolou, tou největší odměnou vám bude svoboda dělat to, co máte nejraději“ – Alan Lakein (Jak mít<text:s/>svůj čas a svůj život pod kontrolou)</text:p>
        </text:list-item>
        <text:list-item>
          <text:p text:style-name="P50">není potřeba organizovat čas, nýbrž chytře organizovat sami sebe v kontextu času (čas se organizuje sám bez pomoci člověka)</text:p>
        </text:list-item>
        <text:list-item>
          <text:p text:style-name="P51">„Neříkejte, že máte málo času. Máte k dispozici stejný počet hodin denně jako Hellen Kellnerová, Pasteur, Michelangelo, Matka Tereza, Leonardo da Vinci, Thomas Jefferson a Albert Einstein“ – H. Jackson Brown Jr. (Life’s little instruction book)</text:p>
        </text:list-item>
        <text:list-item>
          <text:p text:style-name="P52">„Je dobré často na chvíli opustit práci a trochu si odpočinout, protože až se vrátíte budete mít lepší úsudek“ – Leoardo da Vinci</text:p>
        </text:list-item>
        <text:list-item>
          <text:p text:style-name="P53">Jonah Lehrer – Imagine: How creativity works</text:p>
        </text:list-item>
        <text:list-item>
          <text:p text:style-name="P54">jak postupujeme při činnostech v urrčitém časovém systému</text:p>
        </text:list-item>
        <text:list-item>
          <text:p text:style-name="P55">chytrá organizace – využívání přestávek – nejsou ztráta času, ale jeho důležitým využitím – v mozku dochází k inkubačnímu efektu</text:p>
        </text:list-item>
        <text:list-item>
          <text:p text:style-name="P56">přemýšlení na vysoký převod – přemýšlení, které je produktivnější a tvořivější</text:p>
        </text:list-item>
      </text:list>
      <text:p text:style-name="Normal">Snězte tu žábu! – Brian Tracy</text:p>
      <text:list text:style-name="LFO4" text:continue-numbering="true">
        <text:list-item>
          <text:p text:style-name="P57">představujte si sami sebe takové, jakými byste chtěli být</text:p>
        </text:list-item>
        <text:list-item>
          <text:p text:style-name="P58">7 kroků</text:p>
          <text:list text:continue-numbering="true">
            <text:list-item>
              <text:p text:style-name="P59">rozhodněte se, čeho přesně chcete dosáhnout<text:s/></text:p>
              <text:list text:continue-numbering="true">
                <text:list-item>
                  <text:p text:style-name="P60">největším plýtváním času je dělat velmi dobře něco, co není potřeba dělat vůbec</text:p>
                </text:list-item>
                <text:list-item>
                  <text:p text:style-name="P61">„Pokud žebřík není opřený o tu správnou zeď, pak nás každý krok dovede rychleji na to nesprávné místo“ – Stephen Covey</text:p>
                </text:list-item>
              </text:list>
            </text:list-item>
            <text:list-item>
              <text:p text:style-name="P62">zapište si svá rozhodnutí</text:p>
              <text:list text:continue-numbering="true">
                <text:list-item>
                  <text:p text:style-name="P63">když si svůj cíl zapíšete, ujasníte si jej a dáte mu konkrétní podobu</text:p>
                </text:list-item>
                <text:list-item>
                  <text:p text:style-name="P64">nepsané cíle vedou k chaosu, vágnosti, nesprávnému zaměření a řadě omylů</text:p>
                </text:list-item>
              </text:list>
            </text:list-item>
            <text:list-item>
              <text:p text:style-name="P65">stanovte si termín splnění cíle; je-li to nutné, dílčí termíny</text:p>
              <text:list text:continue-numbering="true">
                <text:list-item>
                  <text:p text:style-name="P66">jinak nejsou naléhavé a budeme je oddalovat</text:p>
                </text:list-item>
              </text:list>
            </text:list-item>
            <text:list-item>
              <text:p text:style-name="P67">sepiště si seznam všeho, co musíte udělat pro to, abyste svého cíle<text:s/>dosáhli</text:p>
            </text:list-item>
            <text:list-item>
              <text:p text:style-name="P68">přetvořte seznam v plán</text:p>
              <text:list text:continue-numbering="true">
                <text:list-item>
                  <text:p text:style-name="P69">seřaďte jednotlivé položky seznamu podle pořadí a priorit</text:p>
                </text:list-item>
              </text:list>
            </text:list-item>
            <text:list-item>
              <text:p text:style-name="P70">dejte se do práce podle svého plánu okamžitě</text:p>
              <text:list text:continue-numbering="true">
                <text:list-item>
                  <text:p text:style-name="P71">pro dosažení úspěchu je nejdůležitější plán realizovat</text:p>
                </text:list-item>
              </text:list>
            </text:list-item>
            <text:list-item>
              <text:p text:style-name="P72">dejte si předsevzetí, že uděláte každý den něco, co vás posune blíž k vašemu hlavnímu cíli</text:p>
              <text:list text:continue-numbering="true">
                <text:list-item>
                  <text:p text:style-name="P73">udělejte z této činnosti součást každodenní rutiny</text:p>
                </text:list-item>
              </text:list>
            </text:list-item>
          </text:list>
        </text:list-item>
        <text:list-item>
          <text:p text:style-name="P74">jasně formulované a napsané cíle motivují a povzbuzují k činu</text:p>
        </text:list-item>
        <text:list-item>
          <text:p text:style-name="P75">vaše mysl a schopnost promýšlení, plánování a rozhodování jsou tím nejmocnějším nástrojem k tomu, abyste<text:s/>překonali otálení a zvýšili svou produktivitu práce<text:s/></text:p>
        </text:list-item>
        <text:list-item>
          <text:p text:style-name="P76">„Hlavním zdrojem problémů je činnost, která není promyšlená“ – Alec Mackenzie</text:p>
        </text:list-item>
        <text:list-item>
          <text:p text:style-name="P77">Proper Prior Planning Prevents Poor Performance</text:p>
        </text:list-item>
        <text:list-item>
          <text:p text:style-name="P78">master seznam, měsíční, týdenní, denní seznam</text:p>
        </text:list-item>
        <text:list-item>
          <text:p text:style-name="P79">stálý viditelný pokrok vás vede<text:s/>vpřed a pomáhá vám překonat prokrastinaci</text:p>
        </text:list-item>
        <text:list-item>
          <text:p text:style-name="P80">smysl pro trvalé směřování vpřed</text:p>
        </text:list-item>
        <text:list-item>
          <text:p text:style-name="P81">„Vždy budete mít dost času, pokud jej správně využijete“ – Goethe</text:p>
        </text:list-item>
        <text:list-item>
          <text:p text:style-name="P82">jedna část mysli se ráda zabývá významnými úkoly – přiživovat ji</text:p>
        </text:list-item>
        <text:list-item>
          <text:p text:style-name="P83">management života – převzít kontrolu nad posloupností událostí</text:p>
        </text:list-item>
        <text:list-item>
          <text:p text:style-name="P84">horních nejdůležitějších 20<text:span text:style-name="T85">%</text:span><text:s/>mají přednost</text:p>
        </text:list-item>
        <text:list-item>
          <text:p text:style-name="P86">pohled na věci z dlouhodobé perspektivy zlepšuje rozhodování o krátkodobých cílech – lépe se voli krátkodobé priority</text:p>
        </text:list-item>
        <text:list-item>
          <text:p text:style-name="P87">čím více máme jasno ve věci svých záměrů do budoucna, tím více to ovlivňuje to, co děláme právě teď</text:p>
        </text:list-item>
        <text:list-item>
          <text:p text:style-name="P88">s jasnou dlouhodobou vizí dokážeme mnohem lépe zhodnotit současnou činnost a zajistit, aby byla v souladu s tím, čeho chceme skutečně dosáhnout</text:p>
        </text:list-item>
        <text:list-item>
          <text:p text:style-name="P89">úspěšní lidé jsou ti, kteří jsou ochotni oddálit radost a přinášet krátkodobé oběti, aby se v budoucnu mohli těšit z většího zisku</text:p>
        </text:list-item>
        <text:list-item>
          <text:p text:style-name="P90">Jak právě teď využiji svůj čas nejlépe?</text:p>
        </text:list-item>
        <text:list-item>
          <text:p text:style-name="P91">„Věci, které mají smysl nesmí být nikdy vydány na milost věcem, které nemají téměř žádný význam“, „Jen začněte a vaše mysl se rozehřeje. Začněte a práce bude ukončena!“</text:p>
        </text:list-item>
        <text:list-item>
          <text:p text:style-name="P92">Naučte se<text:s/>prokrastinovat tvořivě</text:p>
          <text:list text:continue-numbering="true">
            <text:list-item>
              <text:p text:style-name="P93">vybrat jednoduché úkoly na ráno</text:p>
            </text:list-item>
            <text:list-item>
              <text:p text:style-name="P94">nemůžeme stihnout udělat vše – záměrně a vědomě odkládejte malé úkoly</text:p>
            </text:list-item>
            <text:list-item>
              <text:p text:style-name="P95">zbavte se úkolů, které vám nic nepřinášejí</text:p>
            </text:list-item>
          </text:list>
        </text:list-item>
      </text:list>
      <text:p text:style-name="Normal"/>
      <text:p text:style-name="Normal">Life watchers</text:p>
      <text:list text:style-name="LFO5" text:continue-numbering="true">
        <text:list-item>
          <text:p text:style-name="P96">wins/life/health/career</text:p>
        </text:list-item>
        <text:list-item>
          <text:p text:style-name="P97">Always celebrate your wins!<text:s/></text:p>
        </text:list-item>
        <text:list-item>
          <text:p text:style-name="P98"><text:span text:style-name="T99">If you don't make a</text:span><text:span text:style-name="T100">ny progress, that's okay too! Just acknowledge what happened and keep moving forward.</text:span></text:p>
        </text:list-item>
        <text:list-item>
          <text:p text:style-name="P101">Break your goal into milestones. Your milestones should be measurable or otherwise they’ll never be reached!</text:p>
        </text:list-item>
        <text:list-item>
          <text:p text:style-name="P102">Celebrate every win, especially the unplanned ones!<text:s/>They’re your reminder of how great you are, and why you should keep going.<text:line-break/> </text:p>
        </text:list-item>
        <text:list-item>
          <text:p text:style-name="P103">It’s okay to sometimes make no progress. Don’t dwell on it or be hard on yourself. Just acknowledge it, accept, and keep trying.</text:p>
        </text:list-item>
        <text:list-item>
          <text:p text:style-name="P104">Effort, no matter how much or little, is still progress. Even thinking about your goals during the week counts as progress!</text:p>
        </text:list-item>
        <text:list-item>
          <text:p text:style-name="P105">We hold each other accountable, we lift each other up, and we offer advice, but we never judge each other.</text:p>
        </text:list-item>
        <text:list-item>
          <text:p text:style-name="P106">Each other’s success is also our collective success. </text:p>
        </text:list-item>
      </text:list>
      <text:p text:style-name="P107">https://www.entrepreneur.com/article/225356</text:p>
      <text:p text:style-name="Normal">“Your vision is your destination, and small, manageable goals are the motor that will get you there,” says Dr. Frank Murtha, a New York-based counseling psychologist with a focus on investor psychology, behavioral finance and financial risk taking. “Without the vision you’re on a road to nowhere. Without the goals, you have a destination but no motor. They work in tandem, and you need both.”</text:p>
      <text:p text:style-name="P108">Kick off goal setting by preparing a short vision statement of where you want to go. “Vision creates a picture for the subconscious mind. Our subconscious is what makes us such good problem solvers compared to a computer,” says Dr. Richard Peterson, a psychiatrist and neuroeconomics researcher who has written two books on financial risk taking. “We can see 1,000 dimensions of a problem and sort it down to the most important very quickly.”</text:p>
      <text:p text:style-name="P109">The subconscious is not only responsible for 90 percent of the decisions we make in day-to-day life, but is also the part of the brain that is largely in charge when we are performing creative tasks or charting unknown territory. The very act of giving your emotional brain a detailed portrait of your end goal also ensures that, even inadvertently, you will take the steps needed to steer yourself toward it.</text:p>
      <text:p text:style-name="P110">Articulate your vision with words and a picture or two; the more detailed the better. Post this where you can see it regularly.</text:p>
      <text:p text:style-name="P111">To rack up those first few wins, you’ve got to set only a few short-term goals at a time. Each should ideally take no more than three months to achieve. The goals should be realistic and specific, and incorporate your strengths. Writing them down, ideally in a place where you will see them every day, will help you stay focused.</text:p>
      <text:p text:style-name="P112">If success releases the production of dopamine, failure can do the opposite. Setting over-reaching goals, or too many goals at once, can be counterproductive for those seeking to harness the power of the brain’s reward center. If you set four goals and achieve only two of them, it’s human nature to focus on what went wrong; even the successes you were able to accomplish fail to drum out what you weren’t able to achiev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cs" style:country-asian="CZ"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a</meta:initial-creator>
    <dc:creator>Anda</dc:creator>
    <meta:creation-date>2020-02-01T20:56:00Z</meta:creation-date>
    <dc:date>2020-02-24T20:08:00Z</dc:date>
    <meta:template xlink:href="Normal" xlink:type="simple"/>
    <meta:editing-cycles>8</meta:editing-cycles>
    <meta:editing-duration>PT403620S</meta:editing-duration>
    <meta:document-statistic meta:page-count="6" meta:paragraph-count="22" meta:word-count="1599" meta:character-count="11013" meta:row-count="78" meta:non-whitespace-character-count="9436"/>
  </office:meta>
</office:document-meta>
</file>